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color="#FF0000"/>
    </style:style>
    <style:style style:name="T3" style:parent-style-name="DefaultParagraphFont" style:family="text">
      <style:text-properties fo:color="#44546A"/>
    </style:style>
    <style:style style:name="T4" style:parent-style-name="DefaultParagraphFont" style:family="text">
      <style:text-properties fo:color="#4472C4"/>
    </style:style>
    <style:style style:name="T5" style:parent-style-name="DefaultParagraphFont" style:family="text">
      <style:text-properties fo:color="#ED7D31"/>
    </style:style>
    <style:style style:name="T6" style:parent-style-name="DefaultParagraphFont" style:family="text">
      <style:text-properties fo:color="#A5A5A5"/>
    </style:style>
    <style:style style:name="T7" style:parent-style-name="DefaultParagraphFont" style:family="text">
      <style:text-properties fo:color="#FFC000"/>
    </style:style>
    <style:style style:name="T8" style:parent-style-name="DefaultParagraphFont" style:family="text">
      <style:text-properties fo:color="#5B9BD5"/>
    </style:style>
    <style:style style:name="T9" style:parent-style-name="DefaultParagraphFont" style:family="text">
      <style:text-properties fo:color="#70AD47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6" style:parent-style-name="DefaultParagraphFont" style:family="text">
      <style:text-properties style:text-position="sub 63.6%"/>
    </style:style>
    <style:style style:name="T17" style:parent-style-name="DefaultParagraphFont" style:family="text">
      <style:text-properties style:text-position="super 63.6%"/>
    </style:style>
    <style:style style:name="T1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style:text-position="sub 63.6%"/>
    </style:style>
    <style:style style:family="graphic" style:name="a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n ODT sample<text:s/><text:span text:style-name="T2">With multiple<text:s/></text:span><text:span text:style-name="T3">c</text:span><text:span text:style-name="T4">o</text:span><text:span text:style-name="T5">l</text:span><text:span text:style-name="T6">o</text:span><text:span text:style-name="T7">u</text:span><text:span text:style-name="T8">r</text:span><text:span text:style-name="T9">s</text:span><text:s/>and<text:s/><text:span text:style-name="T10">T</text:span><text:span text:style-name="T11">y</text:span><text:span text:style-name="T12">p</text:span><text:span text:style-name="T13">e</text:span><text:span text:style-name="T14">f</text:span><text:span text:style-name="T15">a</text:span><text:span text:style-name="T16">c</text:span><text:span text:style-name="T17">e</text:span><text:span text:style-name="T18">s</text:span>.</text:p>
      <text:p text:style-name="Title">How about titles?</text:p>
      <text:h text:style-name="Heading1" text:outline-level="1">Headings?</text:h>
      <text:h text:style-name="Heading2" text:outline-level="2">Subheadings?</text:h>
      <text:h text:style-name="Heading3" text:outline-level="3">Sub-subheadings?</text:h>
      <text:p text:style-name="Quote">Quotes?</text:p>
      <text:p text:style-name="Normal"><draw:custom-shape svg:x="0.408in" svg:y="0.21358in" svg:width="1.92778in" svg:height="1.35972in" draw:z-index="251659264" draw:id="id0" draw:style-name="a0" draw:name="Rectangle 1" text:anchor-type="paragraph"><svg:title/><svg:desc>Shapes/images &amp; alternative text?</svg:desc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ychan Dempsey</meta:initial-creator>
    <dc:creator>Brychan Dempsey</dc:creator>
    <meta:creation-date>2020-08-25T09:05:00Z</meta:creation-date>
    <dc:date>2020-08-25T09:08:00Z</dc:date>
    <meta:template xlink:href="Normal.dotm" xlink:type="simple"/>
    <meta:editing-cycles>1</meta:editing-cycles>
    <meta:editing-duration>PT180S</meta:editing-duration>
    <meta:document-statistic meta:page-count="1" meta:paragraph-count="1" meta:word-count="17" meta:character-count="118" meta:row-count="1" meta:non-whitespace-character-count="102"/>
  </office:meta>
</office:document-meta>
</file>